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MessageHeaderAccessor.setSubscriptionId( @ Nullable String subscrip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MessageHeaderAccessor.getMessag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MessageHeaderAccessor.setMessageTypeIfNotSet( SimpMessageType messag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MessageHeaderAccessor.createAccessor(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MessageHeaderAccessor.getBaseLogMessag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impMessageHeaderAccessor.getSubscrip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MessageHeaderAccessor.getMessageType( Map &lt; String , Object &gt;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MessageHeaderAccessor.getHeartbeat( Map &lt; String , Object &gt;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MessageHeaderAccessor.SimpMessageHeaderAccessor( SimpMessageType messageType , @ Nullable Map &lt; String , List &lt; String &gt; &gt; externalSource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MessageHeaderAccessor.getShortLogMessage( Object payloa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MessageHeaderAccessor.setUserChangeCallback( Consumer &lt; Principal &gt; callba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MessageHeaderAccessor.setDestination( @ Nullable String 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MessageHeaderAccessor.SimpMessageHeaderAccessor(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MessageHeaderAccessor.getSessionAttributes( Map &lt; String , Object &gt;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MessageHeaderAccessor.setSessionId( @ Nullable String sess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MessageHeaderAccessor.getDestination( Map &lt; String , Object &gt;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MessageHeaderAccessor.getSubscriptionId( Map &lt; String , Object &gt;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MessageHeaderAccessor.setSessionAttributes( @ Nullable Map &lt; String , Object &gt;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MessageHeaderAccessor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MessageHeaderAccessor.setUser( @ Nullable Principal princip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MessageHeaderAccessor.wrap(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MessageHeaderAccessor.getUser( Map &lt; String , Object &gt;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MessageHeaderAccessor.create( SimpMessageType messag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MessageHeaderAccessor.getSession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MessageHeaderAccessor.get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MessageHeaderAccessor.getSessionId( Map &lt; String , Object &gt;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MessageHeaderAccessor.getDetailedLogMessage( @ Nullable Object payloa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impMessageHeaderAccessor.get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MessageHeaderAccessor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